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200000010000176500002B22A2BE0AD7.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draw:stroke-dash="_32__20_Dots_20_1_20_Dash" svg:stroke-width="0.025cm" draw:marker-start-width="0.237cm" draw:marker-end-width="0.237cm" draw:textarea-horizontal-align="justify" draw:textarea-vertical-align="middle" draw:auto-grow-height="false" fo:padding-top="0.087cm" fo:padding-bottom="0.087cm" fo:padding-left="0.212cm" fo:padding-right="0.212cm"/>
    </style:style>
    <style:style style:name="gr2" style:family="graphic" style:parent-style-name="standard">
      <style:graphic-properties fo:min-height="0.893cm" fo:min-width="2.673cm"/>
    </style:style>
    <style:style style:name="gr3" style:family="graphic" style:parent-style-name="standard">
      <style:graphic-properties draw:stroke="dash" draw:stroke-dash="Ultrafine_20_Dashed" svg:stroke-width="0.025cm" draw:marker-start-width="0.237cm" draw:marker-end-width="0.237cm" fo:min-height="0.788cm" fo:min-width="2.885cm" fo:padding-top="0.087cm" fo:padding-bottom="0.087cm" fo:padding-left="0.212cm" fo:padding-right="0.212cm"/>
    </style:style>
    <style:style style:name="gr4" style:family="graphic" style:parent-style-name="standard">
      <style:graphic-properties svg:stroke-width="0.051cm" draw:marker-start-width="0.276cm" draw:marker-end-width="0.276cm" draw:textarea-horizontal-align="justify" draw:textarea-vertical-align="middle" draw:auto-grow-height="false" fo:min-height="0cm" fo:min-width="0cm" fo:padding-top="0.1cm" fo:padding-bottom="0.1cm" fo:padding-left="0.225cm" fo:padding-right="0.225cm" fo:wrap-option="no-wrap"/>
    </style:style>
    <style:style style:name="gr5" style:family="graphic" style:parent-style-name="objectwithoutfill">
      <style:graphic-properties draw:stroke="solid" draw:stroke-dash="Fine_20_Dashed_20__28_var_29_" draw:marker-start="Arrow" draw:marker-start-width="0.305cm" draw:marker-end="" draw:marker-end-width="0.305cm" draw:fill="none" draw:textarea-vertical-align="middle"/>
    </style:style>
    <style:style style:name="gr6" style:family="graphic" style:parent-style-name="objectwithoutfill">
      <style:graphic-properties draw:stroke="solid" draw:stroke-dash="Fine_20_Dashed_20__28_var_29_" draw:marker-start="Arrow" draw:marker-start-width="0.305cm" draw:marker-end="" draw:marker-end-width="0.3cm" draw:fill="none" draw:textarea-vertical-align="middle"/>
    </style:style>
    <style:style style:name="gr7" style:family="graphic" style:parent-style-name="objectwithoutfill">
      <style:graphic-properties draw:stroke="solid" draw:stroke-dash="Fine_20_Dashed_20__28_var_29_" draw:marker-start="Arrow" draw:marker-end="" draw:marker-end-width="0.305cm" draw:fill="none"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withoutfill">
      <style:graphic-properties draw:stroke="solid" draw:stroke-dash="Fine_20_Dashed_20__28_var_29_" draw:marker-end="Arrow" draw:marker-end-width="0.305cm" draw:fill="none" draw:textarea-vertical-align="middle"/>
    </style:style>
    <style:style style:name="gr10" style:family="graphic" style:parent-style-name="standard">
      <style:graphic-properties svg:stroke-width="0cm" draw:marker-start-width="0.2cm" draw:marker-end-width="0.2cm" draw:fill="solid" draw:fill-color="#cccccc" draw:textarea-horizontal-align="justify" draw:textarea-vertical-align="middle" draw:auto-grow-height="false" fo:padding-top="0.075cm" fo:padding-bottom="0.075cm" fo:padding-left="0.2cm" fo:padding-right="0.2cm"/>
    </style:style>
    <style:style style:name="gr11" style:family="graphic" style:parent-style-name="standard">
      <style:graphic-properties svg:stroke-width="0.051cm" svg:stroke-color="#000000" draw:marker-start-width="0.276cm" draw:marker-end-width="0.276cm" draw:textarea-horizontal-align="justify" draw:textarea-vertical-align="middle" draw:auto-grow-height="false" fo:padding-top="0.1cm" fo:padding-bottom="0.1cm" fo:padding-left="0.225cm" fo:padding-right="0.225cm"/>
    </style:style>
    <style:style style:name="gr12" style:family="graphic" style:parent-style-name="standard">
      <style:graphic-properties draw:stroke="none" svg:stroke-color="#000000" draw:fill="none" draw:fill-color="#ffffff" draw:textarea-horizontal-align="left" draw:auto-grow-height="true" draw:auto-grow-width="true" fo:min-height="1.703cm" fo:min-width="1.541cm"/>
    </style:style>
    <style:style style:name="gr13" style:family="graphic" style:parent-style-name="standard">
      <style:graphic-properties draw:stroke="none" svg:stroke-color="#000000" draw:fill="none" draw:fill-color="#ffffff" draw:textarea-horizontal-align="left" draw:auto-grow-height="true" draw:auto-grow-width="false" fo:min-height="0.804cm" fo:min-width="0.707cm"/>
    </style:style>
    <style:style style:name="gr14" style:family="graphic" style:parent-style-name="standard">
      <style:graphic-properties draw:stroke="none" svg:stroke-color="#000000" draw:fill="none" draw:fill-color="#ffffff" draw:textarea-horizontal-align="left" draw:auto-grow-height="true" draw:auto-grow-width="false" fo:min-height="0.818cm" fo:min-width="0.707cm"/>
    </style:style>
    <style:style style:name="gr15" style:family="graphic" style:parent-style-name="standard">
      <style:graphic-properties draw:stroke="none" svg:stroke-color="#000000" draw:fill="none" draw:fill-color="#ffffff" draw:textarea-horizontal-align="left" draw:auto-grow-height="true" draw:auto-grow-width="false" fo:min-height="0.716cm" fo:min-width="0.707cm"/>
    </style:style>
    <style:style style:name="gr16" style:family="graphic" style:parent-style-name="standard">
      <style:graphic-properties draw:stroke="none" svg:stroke-color="#000000" draw:fill="solid" draw:fill-color="#ffffff" draw:textarea-horizontal-align="left" draw:auto-grow-height="true" draw:auto-grow-width="false" fo:min-height="0.194cm" fo:min-width="0.707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objectwithoutfill">
      <style:graphic-properties draw:stroke="solid" draw:stroke-dash="Fine_20_Dashed_20__28_var_29_"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1.427cm" fo:min-width="1.541cm"/>
    </style:style>
    <style:style style:name="gr20" style:family="graphic" style:parent-style-name="standard">
      <style:graphic-properties draw:stroke="dash" draw:stroke-dash="Ultrafine_20_Dashed" svg:stroke-width="0.025cm" draw:marker-start-width="0.237cm" draw:marker-end-width="0.237cm" fo:min-height="0cm" fo:min-width="4.132cm" fo:padding-top="0.087cm" fo:padding-bottom="0.087cm" fo:padding-left="0.212cm" fo:padding-right="0.212cm"/>
    </style:style>
    <style:style style:name="P1" style:family="paragraph">
      <style:paragraph-properties fo:text-align="center"/>
    </style:style>
    <style:style style:name="P2" style:family="paragraph">
      <style:paragraph-properties fo:text-align="center"/>
      <style:text-properties fo:font-size="15pt" fo:font-weight="normal" style:font-size-asian="15pt" style:font-weight-asian="normal" style:font-size-complex="15pt" style:font-weight-complex="normal"/>
    </style:style>
    <style:style style:name="P3" style:family="paragraph">
      <style:paragraph-properties fo:text-align="center"/>
      <style:text-properties fo:font-size="20pt" fo:font-weight="normal" style:font-size-asian="20pt" style:font-weight-asian="normal" style:font-size-complex="20pt" style:font-weight-complex="normal"/>
    </style:style>
    <style:style style:name="P4" style:family="paragraph">
      <style:text-properties fo:font-size="18pt" style:font-size-asian="18pt" style:font-size-complex="18pt"/>
    </style:style>
    <style:style style:name="P5" style:family="paragraph">
      <style:text-properties fo:font-style="italic" style:font-style-asian="italic" style:font-style-complex="italic"/>
    </style:style>
    <style:style style:name="T1" style:family="text">
      <style:text-properties fo:font-size="20pt" style:font-size-asian="20pt" style:font-size-complex="20pt"/>
    </style:style>
    <style:style style:name="T2" style:family="text">
      <style:text-properties style:text-position="0% 100%" fo:font-size="20pt" fo:font-weight="normal" style:font-size-asian="20pt" style:font-weight-asian="normal" style:font-size-complex="20pt" style:font-weight-complex="normal"/>
    </style:style>
    <style:style style:name="T3" style:family="text">
      <style:text-properties style:text-position="-33% 58%" fo:font-size="15pt" fo:font-weight="normal" style:font-size-asian="15pt" style:font-weight-asian="normal" style:font-size-complex="15pt" style:font-weight-complex="normal"/>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83cm" svg:height="5.08cm" svg:x="3.352cm" svg:y="0.657cm">
          <text:p/>
          <draw:enhanced-geometry svg:viewBox="0 0 21600 21600" draw:type="rectangle" draw:enhanced-path="M 0 0 L 21600 0 21600 21600 0 21600 0 0 Z N"/>
        </draw:custom-shape>
        <draw:custom-shape draw:style-name="gr2" draw:text-style-name="P1" draw:layer="layout" svg:width="3.173cm" svg:height="1.143cm" svg:x="3.74cm" svg:y="6.921cm">
          <text:p text:style-name="P1"><text:span text:style-name="T1">Ethernet</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173cm" svg:height="1.143cm" svg:x="7.966cm" svg:y="2.424cm">
          <text:p text:style-name="P1"><text:span text:style-name="T1">NAT</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173cm" svg:height="1.143cm" svg:x="3.74cm" svg:y="4.381cm">
          <text:p text:style-name="P1"><text:span text:style-name="T1">Routin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173cm" svg:height="1.143cm" svg:x="3.709cm" svg:y="1.598cm">
          <text:p text:style-name="P1"><text:span text:style-name="T1">IPsec</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3.309cm" svg:height="0.962cm" svg:x="7.994cm" svg:y="5.998cm">
          <text:p text:style-name="P1"><text:span text:style-name="T1">tcpdump</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906cm" svg:height="1.969cm" svg:x="6.242cm" svg:y="10.515cm">
          <text:p text:style-name="P1">Webservi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1" draw:layer="layout" draw:type="curve" svg:x1="3.722cm" svg:y1="10.324cm" svg:x2="4.435cm" svg:y2="8.233cm" draw:start-shape="id1" svg:d="m3722 10324c0-1942 713-897 713-2091" svg:viewBox="0 0 714 2092">
          <text:p/>
        </draw:connector>
        <draw:connector draw:style-name="gr6" draw:text-style-name="P1" draw:layer="layout" draw:type="line" svg:x1="4.481cm" svg:y1="6.801cm" svg:x2="4.496cm" svg:y2="5.651cm" svg:d="m4481 6801 15-1150" svg:viewBox="0 0 16 1151">
          <text:p/>
        </draw:connector>
        <draw:path draw:style-name="gr7" draw:text-style-name="P1" draw:layer="layout" svg:width="4.166cm" svg:height="0.584cm" draw:transform="skewX (0.144862327915529) rotate (-2.79706465924611) translate (10.9382375427037cm 4.14634567787597cm)" svg:viewBox="0 0 4167 585" svg:d="m0 585c1101-1270 4167-76 4167-76">
          <text:p/>
        </draw:path>
        <draw:connector draw:style-name="gr6" draw:text-style-name="P1" draw:layer="layout" draw:type="line" svg:x1="6.032cm" svg:y1="5.581cm" svg:x2="6.032cm" svg:y2="6.985cm" svg:d="m6032 5581v1404" svg:viewBox="0 0 1 1405">
          <text:p/>
        </draw:connector>
        <draw:connector draw:style-name="gr5" draw:text-style-name="P1" draw:layer="layout" draw:type="curve" svg:x1="6.065cm" svg:y1="8.249cm" svg:x2="6.977cm" svg:y2="10.769cm" svg:d="m6065 8249c0 1890 912 630 912 2520" svg:viewBox="0 0 913 2521">
          <text:p/>
        </draw:connector>
        <draw:frame draw:style-name="gr8" draw:text-style-name="P1" xml:id="id1" draw:id="id1" draw:layer="layout" svg:width="1.498cm" svg:height="2.768cm" svg:x="2.973cm" svg:y="10.324cm">
          <draw:image xlink:href="Pictures/200000010000176500002B22A2BE0AD7.svg" xlink:type="simple" xlink:show="embed" xlink:actuate="onLoad">
            <text:p/>
          </draw:image>
        </draw:frame>
        <draw:path draw:style-name="gr9" draw:text-style-name="P1" draw:layer="layout" svg:width="2.615cm" svg:height="0.39cm" draw:transform="skewX (0.104196156344061) rotate (-2.74994076944227) translate (9.4724256809394cm 4.00689134524968cm)" svg:viewBox="0 0 2616 391" svg:d="m0 391c711-870 2616-16 2616-16">
          <text:p/>
        </draw:path>
        <draw:custom-shape draw:style-name="gr10" draw:text-style-name="P2" draw:layer="layout" svg:width="1.979cm" svg:height="0.698cm" svg:x="6.667cm" svg:y="8.382cm">
          <text:p text:style-name="P1"><text:span text:style-name="T2">w→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1" draw:text-style-name="P1" draw:layer="layout" svg:width="2.233cm" svg:height="1.587cm" svg:x="0.722cm" svg:y="9.08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draw:layer="layout" svg:width="1.979cm" svg:height="0.698cm" svg:x="0.849cm" svg:y="9.855cm">
          <text:p text:style-name="P1"><text:span text:style-name="T2">w→v</text:span><text:span text:style-name="T3">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2" draw:text-style-name="P3" draw:layer="layout" svg:width="2.191cm" svg:height="1.953cm" svg:x="0.723cm" svg:y="8.929cm">
          <draw:text-box>
            <text:p text:style-name="P1"><text:span text:style-name="T2">m→d</text:span></text:p>
          </draw:text-box>
        </draw:frame>
        <draw:frame draw:style-name="gr13" draw:text-style-name="P4" draw:layer="layout" svg:width="1.397cm" svg:height="1.054cm" svg:x="6.548cm" svg:y="8.972cm">
          <draw:text-box>
            <text:p><text:span text:style-name="T4">(1)</text:span></text:p>
          </draw:text-box>
        </draw:frame>
        <draw:frame draw:style-name="gr14" draw:text-style-name="P4" draw:layer="layout" svg:width="1.397cm" svg:height="1.068cm" svg:x="5.969cm" svg:y="5.98cm">
          <draw:text-box>
            <text:p><text:span text:style-name="T4">(2)</text:span></text:p>
          </draw:text-box>
        </draw:frame>
        <draw:frame draw:style-name="gr15" draw:text-style-name="P4" draw:layer="layout" svg:width="1.443cm" svg:height="0.966cm" svg:x="10.267cm" svg:y="3.948cm">
          <draw:text-box>
            <text:p><text:span text:style-name="T4">(3)</text:span></text:p>
          </draw:text-box>
        </draw:frame>
        <draw:frame draw:style-name="gr14" draw:text-style-name="P4" draw:layer="layout" svg:width="1.397cm" svg:height="1.068cm" svg:x="7.646cm" svg:y="3.515cm">
          <draw:text-box>
            <text:p><text:span text:style-name="T4">(4)</text:span></text:p>
          </draw:text-box>
        </draw:frame>
        <draw:custom-shape draw:style-name="gr10" draw:text-style-name="P2" draw:layer="layout" svg:width="1.979cm" svg:height="0.698cm" svg:x="5.858cm" svg:y="3.44cm">
          <text:p text:style-name="P1"><text:span text:style-name="T2">w→v</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 draw:text-style-name="P4" draw:layer="layout" svg:width="1.397cm" svg:height="0.962cm" svg:x="2.92cm" svg:y="3.075cm">
          <draw:text-box>
            <text:p><text:span text:style-name="T4">(6)</text:span></text:p>
          </draw:text-box>
        </draw:frame>
        <draw:custom-shape draw:style-name="gr11" draw:text-style-name="P1" draw:layer="layout" svg:width="2.233cm" svg:height="1.587cm" svg:x="0.787cm" svg:y="3.68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4" draw:text-style-name="P4" draw:layer="layout" svg:width="1.397cm" svg:height="1.068cm" svg:x="4.381cm" svg:y="2.859cm">
          <draw:text-box>
            <text:p><text:span text:style-name="T4">(5)</text:span></text:p>
          </draw:text-box>
        </draw:frame>
        <draw:frame draw:style-name="gr14" draw:text-style-name="P4" draw:layer="layout" svg:width="1.397cm" svg:height="1.068cm" svg:x="4.381cm" svg:y="5.969cm">
          <draw:text-box>
            <text:p><text:span text:style-name="T4">(7)</text:span></text:p>
          </draw:text-box>
        </draw:frame>
        <draw:frame draw:style-name="gr14" draw:text-style-name="P4" draw:layer="layout" svg:width="1.397cm" svg:height="1.068cm" svg:x="2.746cm" svg:y="8.328cm">
          <draw:text-box>
            <text:p><text:span text:style-name="T4">(8)</text:span></text:p>
          </draw:text-box>
        </draw:frame>
        <draw:frame draw:style-name="gr17" draw:text-style-name="P5" draw:layer="layout" svg:width="3.135cm" svg:height="1.038cm" svg:x="3.747cm" svg:y="0.57cm">
          <draw:text-box>
            <text:p><text:span text:style-name="T5">IP Layer</text:span></text:p>
          </draw:text-box>
        </draw:frame>
        <draw:connector draw:style-name="gr6" draw:text-style-name="P1" draw:layer="layout" draw:type="line" svg:x1="4.117cm" svg:y1="4.358cm" svg:x2="4.12cm" svg:y2="2.741cm" svg:d="m4117 4358 3-1617" svg:viewBox="0 0 4 1618">
          <text:p/>
        </draw:connector>
        <draw:connector draw:style-name="gr18" draw:text-style-name="P1" draw:layer="layout" draw:type="line" svg:x1="4.53cm" svg:y1="4.381cm" svg:x2="4.535cm" svg:y2="2.661cm" svg:d="m4530 4381 5-1720" svg:viewBox="0 0 6 1721">
          <text:p/>
        </draw:connector>
        <draw:custom-shape draw:style-name="gr10" draw:text-style-name="P2" draw:layer="layout" svg:width="1.979cm" svg:height="0.698cm" svg:x="0.914cm" svg:y="4.456cm">
          <text:p text:style-name="P1"><text:span text:style-name="T2">w→v</text:span><text:span text:style-name="T3">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 draw:text-style-name="P3" draw:layer="layout" svg:width="2.191cm" svg:height="1.677cm" svg:x="0.788cm" svg:y="3.53cm">
          <draw:text-box>
            <text:p text:style-name="P1"><text:span text:style-name="T2">m→d</text:span></text:p>
          </draw:text-box>
        </draw:frame>
        <draw:custom-shape draw:style-name="gr20" draw:text-style-name="P1" draw:layer="layout" svg:width="4.556cm" svg:height="0.127cm" svg:x="3.408cm" svg:y="5.996cm">
          <text:p/>
          <draw:enhanced-geometry svg:viewBox="0 0 21600 21600" draw:glue-points="10800 0 0 10800 10800 21600 21600 10800" draw:type="flowchart-process"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000000" draw:marker-start-width="0.305cm" draw:marker-start-center="false" draw:marker-end-width="0.305cm" draw:marker-end-center="false" draw:fill="none"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635cm" fo:margin-bottom="0.635cm" fo:margin-left="0.635cm" fo:margin-right="0.635cm" fo:page-width="12.852cm" fo:page-height="13.8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shwin Rao</meta:initial-creator>
    <meta:creation-date>2013-05-22T10:37:38</meta:creation-date>
    <dc:date>2013-05-22T17:01:46</dc:date>
    <dc:creator>Ashwin Rao</dc:creator>
    <meta:editing-duration>PT1H55M43S</meta:editing-duration>
    <meta:editing-cycles>27</meta:editing-cycles>
    <meta:generator>LibreOffice/3.5$Linux_X86_64 LibreOffice_project/350m1$Build-2</meta:generator>
    <meta:document-statistic meta:object-count="34"/>
  </office:meta>
</office:document-meta>
</file>